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3.0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5.266cm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0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16cm" fo:min-width="7.3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416cm" fo:min-width="6.966cm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5cm" fo:min-width="2.6cm"/>
    </style:style>
    <style:style style:name="gr1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1.612cm"/>
    </style:style>
    <style:style style:name="gr14" style:family="graphic" style:parent-style-name="standard">
      <style:graphic-properties draw:marker-start="Arrow" draw:fill-color="#ffffff" draw:textarea-horizontal-align="justify" draw:textarea-vertical-align="middle" draw:auto-grow-height="false" fo:min-height="1.75cm" fo:min-width="6.15cm" fo:wrap-option="no-wrap"/>
    </style:style>
    <style:style style:name="gr15" style:family="graphic" style:parent-style-name="standard">
      <style:graphic-properties draw:stroke="none" svg:stroke-color="#000000" draw:fill="none" draw:fill-color="#ffffff" fo:min-height="1.5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2.149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1.45cm"/>
    </style:style>
    <style:style style:name="gr18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cc00"/>
    </style:style>
    <style:style style:name="P5" style:family="paragraph">
      <loext:graphic-properties draw:fill="none" draw:fill-color="#ffffff"/>
      <style:text-properties fo:color="#0000ff" fo:background-color="#ffffff"/>
    </style:style>
    <style:style style:name="P6" style:family="paragraph">
      <loext:graphic-properties draw:fill="none" draw:fill-color="#ffffff"/>
      <style:text-properties fo:color="#3333ff" fo:background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cc00"/>
    </style:style>
    <style:style style:name="T2" style:family="text">
      <style:text-properties fo:color="#0000ff" fo:background-color="#ffffff"/>
    </style:style>
    <style:style style:name="T3" style:family="text">
      <style:text-properties fo:color="#3333ff" fo:background-color="#ffffff"/>
    </style:style>
    <style:style style:name="T4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8cm" svg:x="1.7cm" svg:y="5.2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8cm" svg:height="1.8cm" svg:x="0.6cm" svg:y="5.2cm">
          <text:p text:style-name="P1">PC/Raspberry Pi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6cm" svg:height="1.8cm" svg:x="1.7cm" svg:y="2.2cm">
          <text:p text:style-name="P1">Rout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5cm" svg:y1="4cm" svg:x2="3.5cm" svg:y2="5.2cm" draw:start-shape="id1" draw:start-glue-point="2" draw:end-shape="id2" draw:end-glue-point="0" svg:d="M3500 4000v1200" svg:viewBox="0 0 1 1201">
          <text:p/>
        </draw:connector>
        <draw:custom-shape draw:style-name="gr1" draw:text-style-name="P2" xml:id="id3" draw:id="id3" draw:layer="layout" svg:width="3.6cm" svg:height="1.8cm" svg:x="6.1cm" svg:y="2.2cm">
          <text:p text:style-name="P1">Access</text:p>
          <text:p text:style-name="P1">Poi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cm" svg:y1="3.1cm" svg:x2="6.1cm" svg:y2="3.1cm" draw:start-shape="id1" draw:start-glue-point="1" draw:end-shape="id3" draw:end-glue-point="3" svg:d="M5300 3100h800" svg:viewBox="0 0 801 1">
          <text:p/>
        </draw:connector>
        <draw:custom-shape draw:style-name="gr4" draw:text-style-name="P1" xml:id="id4" draw:id="id4" draw:layer="layout" svg:width="0.8cm" svg:height="0.8cm" svg:x="10.5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9.7cm" svg:y1="3.1cm" svg:x2="10.5cm" svg:y2="3.1cm" draw:start-shape="id3" draw:start-glue-point="1" draw:end-shape="id4" draw:end-glue-point="3" svg:d="M9700 3100h800" svg:viewBox="0 0 801 1">
          <text:p/>
        </draw:connector>
        <draw:custom-shape draw:style-name="gr1" draw:text-style-name="P2" xml:id="id5" draw:id="id5" draw:layer="layout" svg:width="3.6cm" svg:height="1.8cm" svg:x="13.9cm" svg:y="2.2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8cm" svg:height="0.8cm" svg:x="12.201cm" svg:y="2.7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cm" svg:y1="3.1cm" svg:x2="13.001cm" svg:y2="3.101cm" draw:start-shape="id5" draw:start-glue-point="3" draw:end-shape="id6" draw:end-glue-point="1" svg:d="M13900 3100l-899 1" svg:viewBox="0 0 900 2">
          <text:p/>
        </draw:connector>
        <draw:custom-shape draw:style-name="gr5" draw:text-style-name="P1" xml:id="id7" draw:id="id7" draw:layer="layout" svg:width="1cm" svg:height="1cm" svg:x="3cm" svg:y="0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4" draw:layer="layout" svg:width="3.1cm" svg:height="1cm" svg:x="0.4cm" svg:y="0.5cm">
          <draw:text-box>
            <text:p><text:span text:style-name="T1">Internet</text:span></text:p>
          </draw:text-box>
        </draw:frame>
        <draw:connector draw:style-name="gr3" draw:text-style-name="P3" draw:layer="layout" draw:type="line" svg:x1="3.5cm" svg:y1="2.2cm" svg:x2="3.5cm" svg:y2="1.6cm" draw:start-shape="id1" draw:start-glue-point="0" draw:end-shape="id7" draw:end-glue-point="8" svg:d="M3500 2200v-600" svg:viewBox="0 0 1 601">
          <text:p/>
        </draw:connector>
        <draw:frame draw:style-name="gr7" draw:text-style-name="P5" draw:layer="layout" svg:width="9.2cm" svg:height="0.962cm" svg:x="6.3cm" svg:y="0.6cm">
          <draw:text-box>
            <text:p><text:span text:style-name="T2">Physical connections</text:span></text:p>
          </draw:text-box>
        </draw:frame>
        <draw:custom-shape draw:style-name="gr8" draw:text-style-name="P2" draw:layer="layout" svg:width="7.9cm" svg:height="5cm" svg:x="0.5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5cm" svg:height="3.7cm" svg:x="10cm" svg:y="10.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9cm" svg:height="0.962cm" svg:x="6.2cm" svg:y="7.9cm">
          <draw:text-box>
            <text:p><text:span text:style-name="T3">Logical connections</text:span></text:p>
          </draw:text-box>
        </draw:frame>
        <draw:custom-shape draw:style-name="gr10" draw:text-style-name="P2" xml:id="id13" draw:id="id13" draw:layer="layout" svg:width="3.1cm" svg:height="1.8cm" svg:x="10.3cm" svg:y="12.2cm">
          <text:p text:style-name="P7"><text:span text:style-name="T4">Client</text:span></text:p>
          <text:p text:style-name="P7"><text:span text:style-name="T4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3.6cm" svg:height="1.8cm" svg:x="13.909cm" svg:y="4.4cm">
          <text:p text:style-name="P1">Pyboard D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0.8cm" svg:height="0.8cm" svg:x="12.21cm" svg:y="4.9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3" draw:text-style-name="P3" draw:layer="layout" draw:type="line" svg:x1="13.909cm" svg:y1="5.3cm" svg:x2="13.01cm" svg:y2="5.301cm" draw:start-shape="id8" draw:start-glue-point="3" draw:end-shape="id9" draw:end-glue-point="1" svg:d="M13909 5300l-899 1" svg:viewBox="0 0 900 2">
          <text:p/>
        </draw:connector>
        <draw:custom-shape draw:style-name="gr10" draw:text-style-name="P2" xml:id="id14" draw:id="id14" draw:layer="layout" svg:width="3.1cm" svg:height="1.8cm" svg:x="14.1cm" svg:y="12.2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3.1cm" svg:height="1.8cm" svg:x="5cm" svg:y="12.2cm">
          <text:p text:style-name="P1">server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1cm" svg:height="1.8cm" svg:x="0.8cm" svg:y="12.2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3.1cm" svg:height="1.8cm" svg:x="0.8cm" svg:y="9.9cm">
          <text:p text:style-name="P1">Internet</text:p>
          <text:p text:style-name="P1">module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cm" svg:height="0.962cm" svg:x="0.2cm" svg:y="8.5cm">
          <draw:text-box>
            <text:p>PC</text:p>
          </draw:text-box>
        </draw:frame>
        <draw:custom-shape draw:style-name="gr10" draw:text-style-name="P2" xml:id="id11" draw:id="id11" draw:layer="layout" svg:width="3.1cm" svg:height="1.8cm" svg:x="0.8cm" svg:y="12.2cm">
          <text:p text:style-name="P1">User code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7.8cm" svg:height="0.962cm" svg:x="10.1cm" svg:y="9.638cm">
          <draw:text-box>
            <text:p>1 of N Client instances</text:p>
          </draw:text-box>
        </draw:frame>
        <draw:connector draw:style-name="gr3" draw:text-style-name="P3" draw:layer="layout" draw:type="line" svg:x1="5cm" svg:y1="13.1cm" svg:x2="3.9cm" svg:y2="13.1cm" draw:start-shape="id10" draw:start-glue-point="3" draw:end-shape="id11" draw:end-glue-point="1" svg:d="M5000 13100h-1100" svg:viewBox="0 0 1101 1">
          <text:p/>
        </draw:connector>
        <draw:connector draw:style-name="gr3" draw:text-style-name="P3" draw:layer="layout" draw:type="line" svg:x1="2.35cm" svg:y1="11.7cm" svg:x2="2.35cm" svg:y2="12.2cm" draw:start-shape="id12" draw:start-glue-point="2" draw:end-shape="id11" draw:end-glue-point="0" svg:d="M2350 11700v500" svg:viewBox="0 0 1 501">
          <text:p/>
        </draw:connector>
        <draw:connector draw:style-name="gr3" draw:text-style-name="P3" draw:layer="layout" draw:type="line" svg:x1="13.4cm" svg:y1="13.1cm" svg:x2="14.1cm" svg:y2="13.1cm" draw:start-shape="id13" draw:start-glue-point="1" draw:end-shape="id14" svg:d="M13400 13100h700" svg:viewBox="0 0 701 1">
          <text:p/>
        </draw:connector>
        <draw:connector draw:style-name="gr12" draw:text-style-name="P3" draw:layer="layout" draw:type="line" svg:x1="8.1cm" svg:y1="13.1cm" svg:x2="10.3cm" svg:y2="13.1cm" draw:start-shape="id10" draw:start-glue-point="1" draw:end-shape="id13" draw:end-glue-point="3" svg:d="M8100 13100h2200" svg:viewBox="0 0 2201 1">
          <text:p/>
        </draw:connector>
        <draw:frame draw:style-name="gr13" draw:text-style-name="P8" draw:layer="layout" svg:width="4.7cm" svg:height="1.862cm" svg:x="3.9cm" svg:y="9.916cm">
          <draw:text-box>
            <text:p>CPython or MicroPython</text:p>
          </draw:text-box>
        </draw:frame>
        <draw:frame draw:style-name="gr7" draw:text-style-name="P8" draw:layer="layout" svg:width="4.3cm" svg:height="0.962cm" svg:x="11.8cm" svg:y="11.038cm">
          <draw:text-box>
            <text:p>MicroPython</text:p>
          </draw:text-box>
        </draw:frame>
        <draw:custom-shape draw:style-name="gr14" draw:text-style-name="P2" draw:layer="layout" svg:width="6.65cm" svg:height="2cm" svg:x="1.387cm" svg:y="15.082cm">
          <text:p/>
          <draw:enhanced-geometry svg:viewBox="0 0 21600 21600" draw:mirror-horizontal="true" draw:type="line-callout-2" draw:modifiers="-3448.9851150203 -18156.5217391304 -3600 4000 -808.660351826793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5" draw:text-style-name="P8" draw:layer="layout" svg:width="6.3cm" svg:height="1.8cm" svg:x="1.7cm" svg:y="15.2cm">
          <draw:text-box>
            <text:p>Resilient full duplex serial interface</text:p>
          </draw:text-box>
        </draw:frame>
        <draw:custom-shape draw:style-name="gr16" draw:text-style-name="P2" draw:layer="layout" svg:width="2.649cm" svg:height="1.6cm" svg:x="7.051cm" svg:y="4.4cm">
          <text:p/>
          <draw:enhanced-geometry svg:viewBox="0 0 21600 21600" draw:mirror-horizontal="false" draw:type="line-callout-2" draw:modifiers="-28120.7547169811 1349.15677701437 -3600 4000 -2029.58490566038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7" draw:text-style-name="P8" draw:layer="layout" svg:width="2.3cm" svg:height="1.7cm" svg:x="7.2cm" svg:y="4.3cm">
          <draw:text-box>
            <text:p><text:span text:style-name="T5">Wired</text:span> <text:span text:style-name="T5">network</text:span></text:p>
          </draw:text-box>
        </draw:frame>
        <draw:frame draw:style-name="gr18" draw:text-style-name="P10" draw:layer="layout" svg:width="6.2cm" svg:height="1.5cm" svg:x="11.8cm" svg:y="6.3cm">
          <draw:text-box>
            <text:p text:style-name="P9"><text:span text:style-name="T6">N WiFi connected clients running MicroPyth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5:04:27.301399584</meta:creation-date>
    <dc:date>2019-01-30T09:37:19.899558090</dc:date>
    <meta:editing-duration>PT8M57S</meta:editing-duration>
    <meta:editing-cycles>3</meta:editing-cycles>
    <meta:generator>LibreOffice/6.0.7.3$Linux_X86_64 LibreOffice_project/00m0$Build-3</meta:generator>
    <meta:document-statistic meta:object-count="40"/>
  </office:meta>
</office:document-meta>
</file>